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7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7"/>
          <table:table-cell table:style-name="ce1" table:number-columns-repeated="982"/>
        </table:table-row>
        <table:table-row table:style-name="ro2" table:visibility="collapse">
          <table:table-cell table:style-name="ce4"/>
          <table:table-cell table:style-name="ce6" table:number-columns-repeated="36"/>
          <table:table-cell table:style-name="ce5" table:content-validation-name="val5" office:value-type="string" calcext:value-type="string">
            <text:p>Inside</text:p>
          </table:table-cell>
          <table:table-cell table:style-name="ce6" table:number-columns-repeated="3"/>
          <table:table-cell table:number-columns-repeated="98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OFF_GRID</text:p>
          </table:table-cell>
          <table:table-cell table:style-name="ce9" office:value-type="float" office:value="647" calcext:value-type="float">
            <text:p>647</text:p>
          </table:table-cell>
          <table:table-cell table:style-name="ce9" office:value-type="string" calcext:value-type="string">
            <text:p>TOWN_CENTER</text:p>
          </table:table-cell>
          <table:table-cell table:style-name="ce9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9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9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CE_FLOE</text:p>
          </table:table-cell>
          <table:table-cell table:style-name="ce9" office:value-type="float" office:value="728" calcext:value-type="float">
            <text:p>728</text:p>
          </table:table-cell>
          <table:table-cell table:style-name="ce9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table:number-columns-repeated="2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LC_AFRICANBUSH_2</text:p>
          </table:table-cell>
          <table:table-cell table:style-name="ce9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IRT_SNOW</text:p>
          </table:table-cell>
          <table:table-cell table:style-name="ce9" table:number-columns-repeated="2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OG</text:p>
          </table:table-cell>
          <table:table-cell table:style-name="ce9" office:value-type="float" office:value="647" calcext:value-type="float">
            <text:p>647</text:p>
          </table:table-cell>
          <table:table-cell table:style-name="ce9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IRT</text:p>
          </table:table-cell>
          <table:table-cell table:style-name="ce9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CK</text:p>
          </table:table-cell>
          <table:table-cell table:style-name="ce5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 table:formula="of:=COM.MICROSOFT.TEXTJOIN(&quot;,&quot;;1;[.$A$8])" office:value-type="string" office:string-value="4" calcext:value-type="string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OCK2</text:p>
          </table:table-cell>
          <table:table-cell table:style-name="ce5" office:value-type="float" office:value="1323" calcext:value-type="float">
            <text:p>1323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 table:formula="of:=COM.MICROSOFT.TEXTJOIN(&quot;, &quot;;1;[.$A$8];[.$A$9])" office:value-type="string" office:string-value="4, 5" calcext:value-type="string">
            <text:p>4, 5</text:p>
          </table:table-cell>
          <table:table-cell table:style-name="ce5" office:value-type="string" calcext:value-type="string">
            <text:p>20, 5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OCK3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WATER5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ROCK4</text:p>
          </table:table-cell>
          <table:table-cell table:style-name="ce5" office:value-type="float" office:value="396" calcext:value-type="float">
            <text:p>396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WATER5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OCK3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EEP_WATER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CK4</text:p>
          </table:table-cell>
          <table:table-cell table:style-name="ce5" office:value-type="float" office:value="396" calcext:value-type="float">
            <text:p>396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EEP_WATER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OCK</text:p>
          </table:table-cell>
          <table:table-cell table:style-name="ce5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BEACH</text:p>
          </table:table-cell>
          <table:table-cell table:style-name="ce9"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OCK2</text:p>
          </table:table-cell>
          <table:table-cell table:style-name="ce5" office:value-type="float" office:value="1323" calcext:value-type="float">
            <text:p>1323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BEACH</text:p>
          </table:table-cell>
          <table:table-cell table:style-name="ce9" table:number-columns-repeated="2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SNOWPINETREE</text:p>
          </table:table-cell>
          <table:table-cell table:style-name="ce5"/>
          <table:table-cell table:style-name="ce6" table:number-columns-repeated="2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 table:number-columns-repeated="2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9"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NOWPINETREE</text:p>
          </table:table-cell>
          <table:table-cell table:style-name="ce5"/>
          <table:table-cell table:style-name="ce6" table:number-columns-repeated="2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 table:number-columns-repeated="2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9"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0" table:formula="of:=COM.MICROSOFT.TEXTJOIN(&quot;,&quot;;1;[.$A$5];[.$A$90])" office:value-type="string" office:string-value="1" calcext:value-type="string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VILLAGER_BASE_F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VILLAGER_BASE_F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 table:formula="of:=COM.MICROSOFT.TEXTJOIN(&quot;, &quot;;1;[.$A$5];[.$A$19])" office:value-type="string" office:string-value="1, 15" calcext:value-type="string">
            <text:p>1, 1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PHOTON_MAN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 table:formula="of:=COM.MICROSOFT.TEXTJOIN(&quot;, &quot;;1;[.$A$5];[.$A$19:.$A$20])" office:value-type="string" office:string-value="1, 15, 16" calcext:value-type="string">
            <text:p>1, 15, 1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DLC_GOOS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0" table:formula="of:=COM.MICROSOFT.TEXTJOIN(&quot;,&quot;;1;[.$A$5];[.$A$92:.$A$94])" office:value-type="string" office:string-value="1" calcext:value-type="string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DLC_ORANGEBUSH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number-columns-repeated="3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GOLD</text:p>
          </table:table-cell>
          <table:table-cell table:style-name="ce7"/>
          <table:table-cell table:style-name="ce6"/>
          <table:table-cell table:style-name="ce7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0" table:formula="of:=COM.MICROSOFT.TEXTJOIN(&quot;, &quot;;1;[.$A$5];[.$A$23])" office:value-type="string" office:string-value="1, 19" calcext:value-type="string">
            <text:p>1, 19</text:p>
          </table:table-cell>
          <table:table-cell table:style-name="ce5" office:value-type="string" calcext:value-type="string">
            <text:p>12, 7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TON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0" table:formula="of:=COM.MICROSOFT.TEXTJOIN(&quot;, &quot;;1;[.$A$5];[.$A$23];[.$A$24])" office:value-type="string" office:string-value="1, 19, 20" calcext:value-type="string">
            <text:p>1, 19, 20</text:p>
          </table:table-cell>
          <table:table-cell table:style-name="ce5" office:value-type="string" calcext:value-type="string">
            <text:p>12, 7, 7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BOAR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DLC_GOOS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GOLD</text:p>
          </table:table-cell>
          <table:table-cell table:style-name="ce7"/>
          <table:table-cell table:style-name="ce6"/>
          <table:table-cell table:style-name="ce7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/>
          <table:table-cell table:style-name="ce9" office:value-type="string" calcext:value-type="string">
            <text:p>DLC_MANGROVESHALLOW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STON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/>
          <table:table-cell table:style-name="ce9" office:value-type="string" calcext:value-type="string">
            <text:p>DLC_MANGROVESHALLOW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GOLD</text:p>
          </table:table-cell>
          <table:table-cell table:style-name="ce7"/>
          <table:table-cell table:style-name="ce6"/>
          <table:table-cell table:style-name="ce7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/>
          <table:table-cell table:style-name="ce9" office:value-type="string" calcext:value-type="string">
            <text:p>DIRT_SNOW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TRAP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DLC_BOXTURTLE</text:p>
          </table:table-cell>
          <table:table-cell table:style-name="ce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OYSTER</text:p>
          </table:table-cell>
          <table:table-cell table:style-name="ce5" office:value-type="float" office:value="2170" calcext:value-type="float">
            <text:p>2170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EEP_WATER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RELIC</text:p>
          </table:table-cell>
          <table:table-cell table:style-name="ce5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number-columns-repeated="3" table:style-name="ce17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0:47:35.8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5T21:03:41.156000000</dc:date>
    <meta:editing-duration>P32DT3M11S</meta:editing-duration>
    <meta:editing-cycles>2436</meta:editing-cycles>
    <meta:generator>LibreOffice/24.8.4.2$Windows_X86_64 LibreOffice_project/bb3cfa12c7b1bf994ecc5649a80400d06cd71002</meta:generator>
    <meta:document-statistic meta:table-count="1" meta:cell-count="461" meta:object-count="0"/>
  </office:meta>
</office:document-meta>
</file>